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52c" officeooo:paragraph-rsid="0014f52c"/>
    </style:style>
    <style:style style:name="P2" style:family="paragraph" style:parent-style-name="Standard" style:list-style-name="L2">
      <style:text-properties officeooo:rsid="0014f52c" officeooo:paragraph-rsid="0014f52c"/>
    </style:style>
    <style:style style:name="P3" style:family="paragraph" style:parent-style-name="Standard">
      <style:text-properties officeooo:rsid="0014f52c" officeooo:paragraph-rsid="0020ce07"/>
    </style:style>
    <style:style style:name="P4" style:family="paragraph" style:parent-style-name="Standard">
      <style:text-properties officeooo:paragraph-rsid="0014f52c"/>
    </style:style>
    <style:style style:name="P5" style:family="paragraph" style:parent-style-name="Standard" style:list-style-name="L3">
      <style:text-properties officeooo:rsid="0016110d" officeooo:paragraph-rsid="0016110d"/>
    </style:style>
    <style:style style:name="P6" style:family="paragraph" style:parent-style-name="Standard">
      <style:text-properties officeooo:rsid="0016110d" officeooo:paragraph-rsid="0016110d"/>
    </style:style>
    <style:style style:name="P7" style:family="paragraph" style:parent-style-name="Standard" style:list-style-name="L4">
      <style:text-properties officeooo:rsid="0016110d" officeooo:paragraph-rsid="0016110d"/>
    </style:style>
    <style:style style:name="P8" style:family="paragraph" style:parent-style-name="Standard" style:list-style-name="L5">
      <style:text-properties officeooo:rsid="0016110d" officeooo:paragraph-rsid="0016110d"/>
    </style:style>
    <style:style style:name="P9" style:family="paragraph" style:parent-style-name="Standard">
      <style:text-properties officeooo:rsid="0017d164" officeooo:paragraph-rsid="0017d164"/>
    </style:style>
    <style:style style:name="P10" style:family="paragraph" style:parent-style-name="Standard">
      <style:text-properties officeooo:rsid="0017d164" officeooo:paragraph-rsid="0020ce07"/>
    </style:style>
    <style:style style:name="P11" style:family="paragraph" style:parent-style-name="Standard">
      <style:text-properties officeooo:rsid="001909ff" officeooo:paragraph-rsid="0016110d"/>
    </style:style>
    <style:style style:name="P12" style:family="paragraph" style:parent-style-name="Standard">
      <style:text-properties officeooo:rsid="001909ff" officeooo:paragraph-rsid="001909ff"/>
    </style:style>
    <style:style style:name="P13" style:family="paragraph" style:parent-style-name="Standard" style:list-style-name="L5">
      <style:text-properties officeooo:rsid="001909ff" officeooo:paragraph-rsid="001909ff"/>
    </style:style>
    <style:style style:name="P14" style:family="paragraph" style:parent-style-name="Standard" style:list-style-name="L6">
      <style:text-properties officeooo:rsid="001909ff" officeooo:paragraph-rsid="001909ff"/>
    </style:style>
    <style:style style:name="P15" style:family="paragraph" style:parent-style-name="Standard">
      <style:text-properties officeooo:rsid="001952e1" officeooo:paragraph-rsid="001952e1"/>
    </style:style>
    <style:style style:name="P16" style:family="paragraph" style:parent-style-name="Standard" style:list-style-name="L5">
      <style:text-properties officeooo:rsid="001bc925" officeooo:paragraph-rsid="001bc925"/>
    </style:style>
    <style:style style:name="P17" style:family="paragraph" style:parent-style-name="Standard">
      <style:text-properties officeooo:rsid="001d2087" officeooo:paragraph-rsid="001d2087"/>
    </style:style>
    <style:style style:name="P18" style:family="paragraph" style:parent-style-name="Standard" style:list-style-name="L7">
      <style:text-properties officeooo:rsid="001d2087" officeooo:paragraph-rsid="001d2087"/>
    </style:style>
    <style:style style:name="P19" style:family="paragraph" style:parent-style-name="Standard">
      <style:text-properties officeooo:rsid="001da903" officeooo:paragraph-rsid="001da903"/>
    </style:style>
    <style:style style:name="P20" style:family="paragraph" style:parent-style-name="Standard">
      <style:text-properties officeooo:paragraph-rsid="0017d164"/>
    </style:style>
    <style:style style:name="P21" style:family="paragraph" style:parent-style-name="Standard" style:list-style-name="L5">
      <style:text-properties officeooo:rsid="0020ce07" officeooo:paragraph-rsid="0020ce07"/>
    </style:style>
    <style:style style:name="P22" style:family="paragraph" style:parent-style-name="Standard">
      <style:text-properties officeooo:rsid="0020ce07" officeooo:paragraph-rsid="0020ce07"/>
    </style:style>
    <style:style style:name="P23" style:family="paragraph" style:parent-style-name="Standard">
      <style:text-properties fo:font-weight="bold" officeooo:rsid="0020ce07" officeooo:paragraph-rsid="0020ce07" style:font-weight-asian="bold" style:font-weight-complex="bold"/>
    </style:style>
    <style:style style:name="P24" style:family="paragraph" style:parent-style-name="Standard">
      <style:text-properties fo:font-weight="bold" officeooo:rsid="002185d4" officeooo:paragraph-rsid="002185d4" style:font-weight-asian="bold" style:font-weight-complex="bold"/>
    </style:style>
    <style:style style:name="P25" style:family="paragraph" style:parent-style-name="Standard">
      <style:text-properties fo:font-weight="bold" officeooo:rsid="002596bc" officeooo:paragraph-rsid="002596bc" style:font-weight-asian="bold" style:font-weight-complex="bold"/>
    </style:style>
    <style:style style:name="P26" style:family="paragraph" style:parent-style-name="Standard">
      <style:text-properties officeooo:rsid="0023e66c" officeooo:paragraph-rsid="0023e66c"/>
    </style:style>
    <style:style style:name="T1" style:family="text">
      <style:text-properties officeooo:rsid="0016110d"/>
    </style:style>
    <style:style style:name="T2" style:family="text">
      <style:text-properties officeooo:rsid="0017d164"/>
    </style:style>
    <style:style style:name="T3" style:family="text">
      <style:text-properties officeooo:rsid="001909ff"/>
    </style:style>
    <style:style style:name="T4" style:family="text">
      <style:text-properties officeooo:rsid="001bc925"/>
    </style:style>
    <style:style style:name="T5" style:family="text">
      <style:text-properties officeooo:rsid="001cf092"/>
    </style:style>
    <style:style style:name="T6" style:family="text">
      <style:text-properties officeooo:rsid="001fe31b"/>
    </style:style>
    <style:style style:name="T7" style:family="text">
      <style:text-properties officeooo:rsid="0020ce07"/>
    </style:style>
    <style:style style:name="T8" style:family="text">
      <style:text-properties officeooo:rsid="00229d55"/>
    </style:style>
    <style:style style:name="T9" style:family="text">
      <style:text-properties officeooo:rsid="0023e66c"/>
    </style:style>
    <style:style style:name="T10" style:family="text">
      <style:text-properties officeooo:rsid="002432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O WHOMSOEVEN IT MAY CONCERN</text:p>
      <text:p text:style-name="Standard"/>
      <text:p text:style-name="P1">Date: 9.12.2019</text:p>
      <text:p text:style-name="P10"><text:span text:style-name="T6">Aim: <text:s text:c="2"/>Localization, </text:span>Kalman Filter or Particle Filter.</text:p>
      <text:p text:style-name="P10">Approach <text:span text:style-name="T9">Chosen</text:span>: EKF <text:span text:style-name="T3">based localization</text:span></text:p>
      <text:p text:style-name="P3"/>
      <text:p text:style-name="P1"/>
      <text:p text:style-name="P1"/>
      <text:p text:style-name="P1">TASKS DONE: </text:p>
      <text:p text:style-name="P4">_______________________________________________________________________________</text:p>
      <text:p text:style-name="P20"/>
      <text:p text:style-name="P1">MotionUpdate: </text:p>
      <text:p text:style-name="P1"/>
      <text:list xml:id="list2296967473" text:style-name="L2">
        <text:list-item>
          <text:p text:style-name="P2">Used odometry motion model, differential wheel encoders</text:p>
        </text:list-item>
        <text:list-item>
          <text:p text:style-name="P2">Covariance <text:span text:style-name="T2">Matrix is estimated</text:span></text:p>
        </text:list-item>
        <text:list-item>
          <text:p text:style-name="P2">Implemented important Jacobians pertaining to the prediction step of EKF</text:p>
        </text:list-item>
        <text:list-item>
          <text:p text:style-name="P2">Finally Covariance Matrix is generated </text:p>
        </text:list-item>
        <text:list-item>
          <text:p text:style-name="P2">SVD is performed at the end to acquire the principal components <text:s/>or directions of Covariance matrix. As the matrix is small and symmetric JacobiBasedSVD is use<text:span text:style-name="T1">d for fast computations </text:span>. The directions along with eigen values can be used to create an ellispse to depict the uncertainity however, it’s not been implemented</text:p>
        </text:list-item>
      </text:list>
      <text:p text:style-name="P1"><text:line-break/>SensorUpdate:</text:p>
      <text:p text:style-name="P1"/>
      <text:list xml:id="list3526840044" text:style-name="L3">
        <text:list-item>
          <text:p text:style-name="P5">landMark position is acquired, <text:span text:style-name="T2">data association is performed </text:span></text:p>
        </text:list-item>
        <text:list-item>
          <text:p text:style-name="P5">In current set up it’s implemented with only one landmarkposition at a given time and FOV . In the SLAM projects normally there are thousands of landmarks and the hessian matrix built is usually solved using schur complement to avoid calculation of inverse. The matrix growth in this step can be exponential. </text:p>
        </text:list-item>
        <text:list-item>
          <text:p text:style-name="P5">Sensor noise uncertainity is used</text:p>
        </text:list-item>
        <text:list-item>
          <text:p text:style-name="P5">At the <text:span text:style-name="T3">end</text:span> Kalman Gain and finally position is updated </text:p>
        </text:list-item>
        <text:list-item>
          <text:p text:style-name="P5">Bearings are under -pi to pi </text:p>
          <text:p text:style-name="P5"/>
        </text:list-item>
      </text:list>
      <text:p text:style-name="P6">TODO:</text:p>
      <text:p text:style-name="P6">________________________________________________________________________________</text:p>
      <text:p text:style-name="P6">G<text:span text:style-name="T7">UI based </text:span>:</text:p>
      <text:list xml:id="list2326177372" text:style-name="L4">
        <text:list-item>
          <text:p text:style-name="P7">Not implemented so far</text:p>
        </text:list-item>
        <text:list-item>
          <text:p text:style-name="P7">Due to time constraints it cannot be further carried on.</text:p>
        </text:list-item>
      </text:list>
      <text:p text:style-name="P6"><text:line-break/>C<text:span text:style-name="T7">ode Refactoring/Organization</text:span></text:p>
      <text:list xml:id="list2368348396" text:style-name="L5">
        <text:list-item>
          <text:p text:style-name="P8">Code is <text:span text:style-name="T4">fully functional and comments have been added.</text:span></text:p>
        </text:list-item>
        <text:list-item>
          <text:p text:style-name="P13">However, more time could have been invested in code organization. </text:p>
        </text:list-item>
        <text:list-item>
          <text:p text:style-name="P16">Additional functions and typedefs have been added in main.h to ease the development .</text:p>
        </text:list-item>
        <text:list-item>
          <text:p text:style-name="P21">Code organization using principles of OOP and SOLID</text:p>
        </text:list-item>
      </text:list>
      <text:p text:style-name="P12"/>
      <text:p text:style-name="P22">Error checks and testing:</text:p>
      <text:p text:style-name="P12"/>
      <text:list xml:id="list1236172969" text:style-name="L6">
        <text:list-item>
          <text:p text:style-name="P14">As I use CLION <text:span text:style-name="T5">IDE </text:span>, debugging with MakeFile was not really flawless. </text:p>
        </text:list-item>
      </text:list>
      <text:p text:style-name="P9"/>
      <text:p text:style-name="P6"/>
      <text:p text:style-name="P6"/>
      <text:p text:style-name="P6"/>
      <text:p text:style-name="P6"><text:soft-page-break/></text:p>
      <text:p text:style-name="P6"/>
      <text:p text:style-name="P6">R<text:span text:style-name="T7">EFERENCES</text:span></text:p>
      <text:p text:style-name="P1">________________________________________________________________________________</text:p>
      <text:p text:style-name="P6">1. Distributed Kalman Filter for Multi Agent Systems <text:span text:style-name="T2">by Lende et.al</text:span></text:p>
      <text:p text:style-name="P9"/>
      <text:p text:style-name="P9">2. <text:s/>Probabilistic Robotics <text:span text:style-name="T10">(2005)</text:span></text:p>
      <text:p text:style-name="P9"/>
      <text:p text:style-name="P12">3. Monte Carlo Localization : Efficient Position Estimation for Mobile Robots</text:p>
      <text:p text:style-name="P12"/>
      <text:p text:style-name="P26">4. Pattern Recognition and Machine Learning by C.M. Bishop</text:p>
      <text:p text:style-name="P9"/>
      <text:p text:style-name="P11"/>
      <text:p text:style-name="P15">Note: The Engine does not work along with Nvidia <text:span text:style-name="T6">based OpenGL </text:span>drivers, I tried out <text:span text:style-name="T8">to check with </text:span>different possibilties using prime-select etc.,. I had to install a virtual Box to run the OpenGL Engine in XUBUNTU eventually ;)</text:p>
      <text:p text:style-name="P15"/>
      <text:p text:style-name="P15">_______________________________________________________________________________</text:p>
      <text:p text:style-name="P17">Things to improve/try out : </text:p>
      <text:p text:style-name="P17"/>
      <text:p text:style-name="P19"/>
      <text:list xml:id="list2563643298" text:style-name="L7">
        <text:list-item>
          <text:p text:style-name="P18">Particle filter based localization </text:p>
        </text:list-item>
        <text:list-item>
          <text:p text:style-name="P18">Support for Multi agent system, like predicting next move or sharing environment data etc</text:p>
        </text:list-item>
        <text:list-item>
          <text:p text:style-name="P18">Multi landmark based approach, however FOV has to be increased for that</text:p>
        </text:list-item>
        <text:list-item>
          <text:p text:style-name="P18">Occupancy grid based approach to map the pixels .</text:p>
        </text:list-item>
        <text:list-item>
          <text:p text:style-name="P18">Extending it out to reinforcement learning in multi agent system with a specific task training from spatio-temporal data. </text:p>
          <text:p text:style-name="P18">Example Paper: DL based approach to real time parking occupancy prediction using in spatio-temporal networks incorporating multiple spatio temporal data sources by Yang et.al 2019. </text:p>
        </text:list-item>
      </text:list>
      <text:p text:style-name="P17"/>
      <text:p text:style-name="P17"/>
      <text:p text:style-name="P17"/>
      <text:p text:style-name="P17"/>
      <text:p text:style-name="P17"/>
      <text:p text:style-name="P17"/>
      <text:p text:style-name="P22">Feel free to reach me out if there are any questions : </text:p>
      <text:p text:style-name="P22"/>
      <text:p text:style-name="P22">Regards,</text:p>
      <text:p text:style-name="P22">Asif,</text:p>
      <text:p text:style-name="P23">GitHub: ASif2660</text:p>
      <text:p text:style-name="P24"><text:a xlink:type="simple" xlink:href="mailto:mdasifchand@gmail.com" text:style-name="Internet_20_link" text:visited-style-name="Visited_20_Internet_20_Link">mdasifchand@gmail.com</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8T23:53:56.089224707</meta:creation-date>
    <dc:date>2019-12-09T00:54:50.741814890</dc:date>
    <meta:editing-duration>PT36M56S</meta:editing-duration>
    <meta:editing-cycles>16</meta:editing-cycles>
    <meta:generator>LibreOffice/6.0.7.3$Linux_X86_64 LibreOffice_project/00m0$Build-3</meta:generator>
    <meta:document-statistic meta:table-count="0" meta:image-count="0" meta:object-count="0" meta:page-count="2" meta:paragraph-count="51" meta:word-count="467" meta:character-count="3146" meta:non-whitespace-character-count="2733"/>
  </office:meta>
</office:document-meta>
</file>